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44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opalnia_DATASIZE_200_KNN_3_distanceAlgorithm_STATISTICS_APLENGTH_7_Algorithms_c_distribution_MAGNETIC</text:p>
          </table:table-cell>
          <table:table-cell table:style-name="Default"/>
        </table:table-row>
        <table:table-row table:style-name="ro1">
          <table:table-cell office:value-type="string">
            <text:p>ŚREDNI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DIAN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CENTYL-1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CENTYL-2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CENTYL-9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opalnia_DATASIZE_200_KNN_3_distanceAlgorithm_STATISTICS_APLENGTH_7_Algorithms_c_distribution_RSSI</text:p>
          </table:table-cell>
          <table:table-cell/>
        </table:table-row>
        <table:table-row table:style-name="ro1">
          <table:table-cell office:value-type="string">
            <text:p>ŚREDNI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X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05:40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